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Caladea" fo:font-size="15pt" style:font-size-asian="15pt" style:font-size-complex="15pt"/>
    </style:style>
    <style:style style:name="P3" style:family="paragraph" style:parent-style-name="Standard">
      <style:text-properties style:font-name="Caladea" fo:font-size="15pt" officeooo:rsid="001bbcbc" officeooo:paragraph-rsid="001bbcbc" style:font-size-asian="15pt" style:font-size-complex="15pt"/>
    </style:style>
    <style:style style:name="P4" style:family="paragraph" style:parent-style-name="Standard">
      <style:text-properties style:font-name="Caladea" fo:font-size="15pt" officeooo:paragraph-rsid="001bbcbc" style:font-size-asian="15pt" style:font-size-complex="15pt"/>
    </style:style>
    <style:style style:name="P5" style:family="paragraph" style:parent-style-name="Standard">
      <style:text-properties style:font-name="Caladea" fo:font-size="15pt" officeooo:rsid="001bce8f" officeooo:paragraph-rsid="001bce8f" style:font-size-asian="15pt" style:font-size-complex="15pt"/>
    </style:style>
    <style:style style:name="P6" style:family="paragraph" style:parent-style-name="Standard" style:list-style-name="L2">
      <style:text-properties style:font-name="Caladea" fo:font-size="15pt" officeooo:rsid="001bce8f" officeooo:paragraph-rsid="001bce8f" style:font-size-asian="15pt" style:font-size-complex="15pt"/>
    </style:style>
    <style:style style:name="P7" style:family="paragraph" style:parent-style-name="Standard">
      <style:text-properties style:font-name="Caladea" fo:font-size="15pt" officeooo:rsid="001e1931" officeooo:paragraph-rsid="001e1931" style:font-size-asian="15pt" style:font-size-complex="15pt"/>
    </style:style>
    <style:style style:name="P8" style:family="paragraph" style:parent-style-name="Standard">
      <style:text-properties style:font-name="Caladea" fo:font-size="15pt" officeooo:rsid="001c24c7" officeooo:paragraph-rsid="001c24c7" style:font-size-asian="15pt" style:font-size-complex="15pt"/>
    </style:style>
    <style:style style:name="P9" style:family="paragraph" style:parent-style-name="Standard">
      <style:text-properties style:font-name="Caladea" fo:font-size="15pt" style:text-underline-style="none" fo:font-weight="normal" officeooo:rsid="001c24c7" officeooo:paragraph-rsid="001c24c7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Caladea" fo:font-size="15pt" style:text-underline-style="none" fo:font-weight="normal" officeooo:rsid="001d6dd0" officeooo:paragraph-rsid="001d6dd0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Calade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1bbcbc"/>
    </style:style>
    <style:style style:name="T6" style:family="text">
      <style:text-properties officeooo:rsid="001d6dd0"/>
    </style:style>
    <style:style style:name="T7" style:family="text">
      <style:text-properties officeooo:rsid="001e1931"/>
    </style:style>
    <style:style style:name="T8" style:family="text">
      <style:text-properties fo:font-weight="bold" officeooo:rsid="001e1931" style:font-weight-asian="bold" style:font-weight-complex="bold"/>
    </style:style>
    <style:style style:name="T9" style:family="text">
      <style:text-properties officeooo:rsid="001c24c7"/>
    </style:style>
    <style:style style:name="T10" style:family="text">
      <style:text-properties style:text-underline-style="solid" style:text-underline-width="auto" style:text-underline-color="font-color" fo:font-weight="bold" officeooo:rsid="001c24c7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##<text:span text:style-name="T1"># </text:span><text:span text:style-name="T2">Manual NFS SETUP</text:span></text:p>
        </text:list-item>
      </text:list>
      <text:p text:style-name="P2"/>
      <text:p text:style-name="P2">#### <text:span text:style-name="T3">Description</text:span></text:p>
      <text:p text:style-name="P2">Configuring NFS SERVER v4 for file sharing.(RED HAT 10 )</text:p>
      <text:p text:style-name="P2"/>
      <text:p text:style-name="P2">#### <text:span text:style-name="T3">Prerequisites</text:span></text:p>
      <text:p text:style-name="P2">Server and client architecture</text:p>
      <text:p text:style-name="P2">Installed required packages</text:p>
      <text:p text:style-name="P2"/>
      <text:p text:style-name="P2">#### <text:span text:style-name="T3">Procedure</text:span></text:p>
      <text:p text:style-name="P2">----<text:span text:style-name="T4">SERVER SIDE PROCEDURE/SETUP</text:span></text:p>
      <text:p text:style-name="P3">Update the package list --- dnf update (sudo)</text:p>
      <text:p text:style-name="P3"/>
      <text:p text:style-name="P2">Installing packages required---- dnf install nfs-utils -y</text:p>
      <text:p text:style-name="P2"/>
      <text:p text:style-name="P2">Ch<text:span text:style-name="T5">ecking the version of the server -- </text:span></text:p>
      <text:p text:style-name="P2"/>
      <text:p text:style-name="P2">Start the server <text:span text:style-name="T5">and check the status</text:span>--- systemctl start <text:span text:style-name="T6">nfs-server</text:span></text:p>
      <text:p text:style-name="P4"><text:s text:c="71"/>--- systemctl status <text:span text:style-name="T6">nfs-server</text:span></text:p>
      <text:p text:style-name="P4"><text:s text:c="25"/><text:tab/><text:tab/><text:tab/> <text:s text:c="15"/>----<text:span text:style-name="T6">systemctl enable –now nfs-server</text:span></text:p>
      <text:p text:style-name="P4"/>
      <text:p text:style-name="P5">Configure and verify the exports file and insert the contents</text:p>
      <text:p text:style-name="P5">and files that are to be exported to the client <text:span text:style-name="T7">using a drop-in file</text:span> <text:s text:c="2"/>- <text:s text:c="28"/></text:p>
      <text:p text:style-name="P5">----- <text:s/><text:span text:style-name="T3">vim /etc/exports.</text:span><text:span text:style-name="T8">d/shared_directory.exports</text:span></text:p>
      <text:p text:style-name="P5">-----Inside the exports file specify -----</text:p>
      <text:p text:style-name="P5"/>
      <text:list text:style-name="L2">
        <text:list-item>
          <text:p text:style-name="P6">Files or directory to be shared</text:p>
        </text:list-item>
        <text:list-item>
          <text:p text:style-name="P6">The target client ( ip address)</text:p>
        </text:list-item>
        <text:list-item>
          <text:p text:style-name="P6">Permissions for the client</text:p>
        </text:list-item>
      </text:list>
      <text:p text:style-name="P7">Initialize the export services --- exportfs -r</text:p>
      <text:p text:style-name="P5">Create the directory that is specified in the previous step –--mkdir -pv /<text:span text:style-name="T9">shared_directory_name</text:span></text:p>
      <text:p text:style-name="P5"/>
      <text:p text:style-name="P8">Add files to be shared over nfs – cp ~/Document /shared_directory_name</text:p>
      <text:p text:style-name="P5"/>
      <text:p text:style-name="P8">Allow firewall rules -- </text:p>
      <text:p text:style-name="P8">firewall-cmd –add-service nfs </text:p>
      <text:p text:style-name="P8">firewall-cmd –reload</text:p>
      <text:p text:style-name="P8"><text:soft-page-break/></text:p>
      <text:p text:style-name="P5"><text:span text:style-name="T10">CLIENT-SIDE CONFIGURATION</text:span></text:p>
      <text:p text:style-name="P9">Install the nfs package ---- dnf <text:s/>install nfs-utils</text:p>
      <text:p text:style-name="P9"/>
      <text:p text:style-name="P9">Create a mountpoint <text:s/>----- mkdir -pv /mnt/directoryname</text:p>
      <text:p text:style-name="P9"/>
      <text:p text:style-name="P9">mount the directory into the ------ vim <text:s text:c="2"/>/etc/fstab</text:p>
      <text:p text:style-name="P9"><text:s text:c="54"/></text:p>
      <text:p text:style-name="P9">Start the nfs service --- systemctl start </text:p>
      <text:p text:style-name="P9"/>
      <text:p text:style-name="P10">Confirm if you can access the server contents that are mounted ---- cd /mnt/directorynam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/></text:p>
      <text:p text:style-name="P9"/>
      <text:p text:style-name="P8"/>
      <text:p text:style-name="P5"/>
      <text:p text:style-name="P5"><text:s text:c="16"/></text:p>
      <text:p text:style-name="P5"/>
      <text:p text:style-name="P5"/>
      <text:p text:style-name="P4"/>
      <text:p text:style-name="P4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6:45.667881083</meta:creation-date>
    <meta:generator>LibreOffice/25.8.1.1$Linux_X86_64 LibreOffice_project/54047653041915e595ad4e45cccea684809c77b5</meta:generator>
    <dc:date>2025-09-25T16:55:46.777729162</dc:date>
    <meta:editing-duration>PT42M30S</meta:editing-duration>
    <meta:editing-cycles>1</meta:editing-cycles>
    <meta:document-statistic meta:table-count="0" meta:image-count="0" meta:object-count="0" meta:page-count="3" meta:paragraph-count="37" meta:word-count="213" meta:character-count="1625" meta:non-whitespace-character-count="1225"/>
  </office:meta>
</office:document-meta>
</file>